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image/png" manifest:full-path="Pictures/10000000000001D80000017DA200AE8E.png"/>
  <manifest:file-entry manifest:media-type="image/png" manifest:full-path="Pictures/10000201000001900000019024291C25.png"/>
  <manifest:file-entry manifest:media-type="image/png" manifest:full-path="Pictures/10000201000001F4000001F4D39C2614.png"/>
  <manifest:file-entry manifest:media-type="image/png" manifest:full-path="Pictures/100000000000015B0000012510424BB3.png"/>
  <manifest:file-entry manifest:media-type="image/png" manifest:full-path="Pictures/10000000000001CC000000C498B9A83C.png"/>
  <manifest:file-entry manifest:media-type="image/png" manifest:full-path="Pictures/1000000000000216000001E89786E6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outline1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style:writing-mode="tb-rl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style:text-outline="false" style:text-line-through-style="none" fo:font-family="HG-MinchoL-Sun" style:font-style-name="Standard" style:font-family-generic="modern" style:font-pitch="fixed" fo:font-size="28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1cm" svg:height="3.506cm" svg:x="2.058cm" svg:y="1.543cm" presentation:class="title">
          <draw:text-box>
            <text:p text:style-name="P1">サーバと連携するAndroidアプリ</text:p>
          </draw:text-box>
        </draw:frame>
        <draw:frame presentation:style-name="pr2" draw:text-style-name="P2" draw:layer="layout" svg:width="23.911cm" svg:height="13.229cm" svg:x="2.058cm" svg:y="5.838cm" presentation:class="outline" presentation:placeholder="true" presentation:user-transformed="true">
          <draw:text-box/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09cm" svg:x="3.249cm" svg:y="14.13cm" presentation:class="notes" presentation:placeholder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目的</text:p>
          </draw:text-box>
        </draw:frame>
        <draw:frame presentation:style-name="pr5" draw:layer="layout" svg:width="23.911cm" svg:height="13.609cm" svg:x="2.058cm" svg:y="5.838cm" presentation:class="outline" presentation:user-transformed="true">
          <draw:text-box>
            <text:list text:style-name="L2">
              <text:list-item>
                <text:p>Androidプログラミングの学習</text:p>
                <text:list>
                  <text:list-item>
                    <text:p>Plaza案件でのクライアントコードのレビュー効率、精度の向上</text:p>
                  </text:list-item>
                </text:list>
              </text:list-item>
              <text:list-item>
                <text:p>Android側実装を意識したサーバ設計</text:p>
                <text:p/>
                <text:p/>
                <text:p/>
              </text:list-item>
              <text:list-item>
                <text:p>得られたことを共有</text:p>
                <text:p/>
              </text:list-item>
            </text:list>
          </draw:text-box>
        </draw:frame>
        <draw:custom-shape draw:style-name="gr1" draw:text-style-name="P3" draw:layer="layout" svg:width="4cm" svg:height="2.5cm" svg:x="11.5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4" draw:layer="layout" svg:width="23.911cm" svg:height="3.506cm" svg:x="2.058cm" svg:y="1.543cm" presentation:class="title" presentation:user-transformed="true">
          <draw:text-box>
            <text:p>アプリ(くらうどのーと)概要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EverNoteライクなノート管理アプリ</text:p>
              </text:list-item>
              <text:list-item>
                <text:p>ノートはサーバ上に保存</text:p>
              </text:list-item>
              <text:list-item>
                <text:p>任意のAndroid端末からノートの閲覧、作成、編集ができる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4" draw:layer="layout" svg:width="23.911cm" svg:height="3.506cm" svg:x="2.089cm" svg:y="1.494cm" presentation:class="title" presentation:user-transformed="true">
          <draw:text-box>
            <text:p>サーバ構成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heroku上にサーバを構築</text:p>
              </text:list-item>
            </text:list>
          </draw:text-box>
        </draw:frame>
        <draw:frame draw:style-name="gr3" draw:text-style-name="P3" draw:layer="layout" svg:width="6.448cm" svg:height="6.084cm" svg:x="3cm" svg:y="11cm">
          <draw:image xlink:href="Pictures/10000201000001900000019024291C25.png" xlink:type="simple" xlink:show="embed" xlink:actuate="onLoad">
            <text:p/>
          </draw:image>
        </draw:frame>
        <draw:frame draw:style-name="gr3" draw:text-style-name="P3" draw:layer="layout" svg:width="11.712cm" svg:height="7.347cm" svg:x="15.788cm" svg:y="10.153cm">
          <draw:image xlink:href="Pictures/10000201000001F4000001F4D39C2614.png" xlink:type="simple" xlink:show="embed" xlink:actuate="onLoad">
            <text:p/>
          </draw:image>
        </draw:frame>
        <draw:frame draw:style-name="gr4" draw:text-style-name="P4" draw:layer="layout" svg:width="1.136cm" svg:height="0.002cm" svg:x="2.364cm" svg:y="17.5cm">
          <draw:text-box>
            <text:p/>
          </draw:text-box>
        </draw:frame>
        <draw:frame draw:style-name="gr5" draw:layer="layout" svg:width="4.843cm" svg:height="1.136cm" svg:x="3.657cm" svg:y="17.5cm">
          <draw:text-box>
            <text:p>Android端末</text:p>
          </draw:text-box>
        </draw:frame>
        <draw:frame draw:style-name="gr5" draw:layer="layout" svg:width="10.941cm" svg:height="1.136cm" svg:x="15.559cm" svg:y="17.364cm">
          <draw:text-box>
            <text:p>サーバ(heroku, railsで作成)</text:p>
          </draw:text-box>
        </draw:frame>
        <draw:custom-shape draw:style-name="gr1" draw:text-style-name="P3" draw:layer="layout" svg:width="8.5cm" svg:height="1.5cm" svg:x="9.5cm" svg:y="13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5" draw:layer="layout" svg:width="8.473cm" svg:height="0.946cm" svg:x="9.5cm" svg:y="12.054cm">
          <draw:text-box>
            <text:p><text:span text:style-name="T1">ノートの閲覧、編集、作成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成果物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デモ用アカウント</text:p>
                <text:list>
                  <text:list-item>
                    <text:p>ID <text:s text:c="12"/>: test</text:p>
                  </text:list-item>
                  <text:list-item>
                    <text:p>Password :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通信処理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下記の流れで通信処理を行う</text:p>
                <text:list>
                  <text:list-item>
                    <text:p>ぐるぐる(通信中・・)を表示</text:p>
                  </text:list-item>
                  <text:list-item>
                    <text:p>実際に通信を行う<text:tab/></text:p>
                  </text:list-item>
                  <text:list-item>
                    <text:p>レスポンス処理</text:p>
                    <text:list>
                      <text:list-item>
                        <text:p>成功ならば画面を作成</text:p>
                      </text:list-item>
                      <text:list-item>
                        <text:p>エラーならば、エラー表示</text:p>
                      </text:list-item>
                    </text:list>
                  </text:list-item>
                  <text:list-item>
                    <text:p>(全ての処理が完了後)ぐるぐる表示を削除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通信処理の共通化</text:p>
          </draw:text-box>
        </draw:frame>
        <draw:frame draw:style-name="gr5" draw:layer="layout" svg:width="6.16cm" svg:height="1.136cm" svg:x="10.84cm" svg:y="18.364cm">
          <draw:text-box>
            <text:p>HttpTaskクラス</text:p>
          </draw:text-box>
        </draw:frame>
        <draw:frame draw:style-name="gr3" draw:text-style-name="P3" draw:layer="layout" svg:width="12.238cm" svg:height="10.334cm" svg:x="8cm" svg:y="6.5cm">
          <draw:image xlink:href="Pictures/100000000000015B0000012510424BB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4" draw:layer="layout" svg:width="23.911cm" svg:height="3.506cm" svg:x="2.089cm" svg:y="0cm" presentation:class="title" presentation:user-transformed="true">
          <draw:text-box>
            <text:p>通信処理の共通化</text:p>
          </draw:text-box>
        </draw:frame>
        <draw:frame draw:style-name="gr3" draw:text-style-name="P3" draw:layer="layout" svg:width="18.834cm" svg:height="17.212cm" svg:x="5cm" svg:y="3.5cm">
          <draw:image xlink:href="Pictures/1000000000000216000001E89786E6DF.png" xlink:type="simple" xlink:show="embed" xlink:actuate="onLoad">
            <text:p/>
          </draw:image>
        </draw:frame>
        <draw:frame draw:style-name="gr5" draw:layer="layout" svg:width="8.077cm" svg:height="2.271cm" svg:x="14.423cm" svg:y="13.5cm">
          <draw:text-box>
            <text:p>通信完了後に</text:p>
            <text:p>呼ばれるUIハンドラ</text:p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通信処理の共通化</text:p>
          </draw:text-box>
        </draw:frame>
        <draw:frame draw:style-name="gr3" draw:text-style-name="P3" draw:layer="layout" svg:width="16.648cm" svg:height="13.438cm" svg:x="5.852cm" svg:y="5cm">
          <draw:image xlink:href="Pictures/10000000000001D80000017DA200AE8E.png" xlink:type="simple" xlink:show="embed" xlink:actuate="onLoad">
            <text:p/>
          </draw:image>
        </draw:frame>
        <draw:frame draw:style-name="gr5" draw:layer="layout" svg:width="16.093cm" svg:height="2.271cm" svg:x="5.907cm" svg:y="18.5cm">
          <draw:text-box>
            <text:p>通信処理は上記ように実行</text:p>
            <text:p>成功、失敗時の処理はそれぞれ個別に指定</text:p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サーバ側にしてほしいこと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Http Statusを使ってほしい</text:p>
                <text:list>
                  <text:list-item>
                    <text:p>MGVレスポンスはいやです。</text:p>
                  </text:list-item>
                  <text:list-item>
                    <text:p>Http 200の場合でも、場合分けが発生するので、コードが複雑になる。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6.224cm" svg:height="6.912cm" svg:x="4cm" svg:y="12.088cm">
          <draw:image xlink:href="Pictures/10000000000001CC000000C498B9A83C.png" xlink:type="simple" xlink:show="embed" xlink:actuate="onLoad">
            <text:p/>
          </draw:image>
        </draw:frame>
        <draw:frame draw:style-name="gr5" draw:layer="layout" svg:width="5.933cm" svg:height="1.136cm" svg:x="4.067cm" svg:y="19.5cm">
          <draw:text-box>
            <text:p>サーバ側コード</text:p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サーバ側にしてほしいこと</text:p>
          </draw:text-box>
        </draw:frame>
        <draw:frame presentation:style-name="pr5" draw:layer="layout" svg:width="23.911cm" svg:height="15.121cm" svg:x="2.058cm" svg:y="5.838cm" presentation:class="outline" presentation:user-transformed="true">
          <draw:text-box>
            <text:list text:style-name="L2">
              <text:list-item>
                <text:p>APIドキュメントさえあれば(動作確認はできないけど)設計、実装可能</text:p>
                <text:list>
                  <text:list-item>
                    <text:p>特に正常系</text:p>
                  </text:list-item>
                </text:list>
              </text:list-item>
              <text:list-item>
                <text:p>開発環境だとサーバのエラーログがみれると嬉しい</text:p>
                <text:list>
                  <text:list-item>
                    <text:p>クライアント側の問題かサーバ側の問題かの切り分けが容易</text:p>
                  </text:list-item>
                  <text:list-item>
                    <text:p>クライアント開発者がコードをいじれるサーバがあると便利</text:p>
                    <text:list>
                      <text:list-item>
                        <text:p>やりすぎかもしれませんが。。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あまり気にしなくてもいい点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(静的な)URLは変更が容易</text:p>
              </text:list-item>
              <text:list-item>
                <text:p>Http Status値の追加は対応が容易</text:p>
                <text:list>
                  <text:list-item>
                    <text:p>クライアント側に特殊な対応をしてほしい</text:p>
                    <text:p>=&gt; http statusの追加でクライアントに通知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サッカーノートつくる際に</text:p>
          </draw:text-box>
        </draw:frame>
        <draw:frame presentation:style-name="pr5" draw:layer="layout" svg:width="23.911cm" svg:height="15.121cm" svg:x="2.058cm" svg:y="5.838cm" presentation:class="outline" presentation:user-transformed="true">
          <draw:text-box>
            <text:list text:style-name="L2">
              <text:list-item>
                <text:p>リスト画面をどうするか？</text:p>
                <text:list>
                  <text:list-item>
                    <text:p><text:span text:style-name="T2">新規作成、削除時のページング処理</text:span></text:p>
                  </text:list-item>
                  <text:list-item>
                    <text:p><text:span text:style-name="T2">新規レコードはどこに追加されるか</text:span></text:p>
                  </text:list-item>
                  <text:list-item>
                    <text:p>カテゴリ分けがないとアクセスしづらい</text:p>
                  </text:list-item>
                </text:list>
              </text:list-item>
              <text:list-item>
                <text:p>戻るボタンについて(Androidのみ)</text:p>
                <text:list>
                  <text:list-item>
                    <text:p>新規作成画面 =&gt; リスト画面<text:line-break/>で戻るボタンを押すと新規作成画面に戻ってしまう</text:p>
                  </text:list-item>
                  <text:list-item>
                    <text:p>戻るボタンが有効にするかどうかを考えなければいけな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HG Mincho Light J'" style:font-family-generic="roman" style:font-pitch="variable" fo:font-size="24pt" fo:language="ja" fo:country="JP" style:font-family-asian="'HG Mincho Light J'" style:font-pitch-asian="variable" style:font-size-asian="24pt" style:language-asian="ja" style:country-asian="JP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_3f__3f_" style:display-name="??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3f__3f__3f__3f__3f__3f__3f__3f__3f_" style:display-name="????????????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3f__3f__3f__3f__3f__3f_" style:display-name="?????????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3f__3f__3f__3f__3f__3f__3f__3f__3f__3f_" style:display-name="?????????????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3f_" style:display-name="????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3f__3f__3f_" style:display-name="??????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3f__3f__3f__3f_" style:display-name="???????" style:family="graphic">
      <style:paragraph-properties fo:margin-left="0cm" fo:margin-right="0cm" style:line-height-at-least="0.623cm" fo:text-align="start" fo:text-indent="1.058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3f__20_1" style:display-name="???? 1" style:family="graphic">
      <style:paragraph-properties fo:margin-left="0cm" fo:margin-right="0cm" style:line-height-at-least="0.623cm" fo:text-align="center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3f__20_2" style:display-name="???? 2" style:family="graphic">
      <style:paragraph-properties fo:margin-left="0cm" fo:margin-right="0cm" style:line-height-at-least="0.623cm" fo:text-align="center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" style:display-name="???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20_1" style:display-name="??? 1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20_2" style:display-name="??? 2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24pt" fo:font-style="normal" fo:text-shadow="none" style:text-underline-style="none" fo:font-weight="normal" style:font-family-asian="HG-MinchoL-Sun" style:font-family-generic-asian="modern" style:font-pitch-asian="fixed" style:font-size-asian="24pt" style:font-style-asian="normal" style:font-weight-asian="normal" style:font-family-complex="HG-MinchoL-Sun" style:font-family-generic-complex="modern" style:font-pitch-complex="fixed" style:font-size-complex="24pt" style:font-style-complex="normal" style:font-weight-complex="normal"/>
    </style:style>
    <style:style style:name="_3f__3f__3f__3f__3f__3f__20_1" style:display-name="?????? 1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fo:font-family="HG-MinchoL-Sun" style:font-family-generic="modern" style:font-pitch="fixed" fo:font-size="32pt" fo:font-style="normal" fo:text-shadow="none" style:text-underline-style="none" fo:font-weight="normal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/>
    </style:style>
    <style:style style:name="_3f__3f__3f__3f__3f__3f__20_2" style:display-name="?????? 2" style:family="graphic">
      <style:paragraph-properties fo:margin-left="0cm" fo:margin-right="0cm" fo:margin-top="0cm" fo:margin-bottom="0cm" fo:text-align="start" fo:text-indent="-1.413cm" style:text-autospace="none"/>
      <style:text-properties fo:color="#000000" style:text-outline="false" style:text-line-through-style="none" fo:font-family="HG-MinchoL-Sun" style:font-family-generic="modern" style:font-pitch="fixed" fo:font-size="32pt" fo:font-style="normal" fo:text-shadow="none" style:text-underline-style="none" fo:font-weight="normal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/>
    </style:style>
    <style:style style:name="_3f__3f__3f__3f__3f__3f__20_3" style:display-name="?????? 3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32pt" fo:font-style="normal" fo:text-shadow="none" style:text-underline-style="none" fo:font-weight="normal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/>
    </style:style>
    <style:style style:name="_3f__3f__3f__3f__3f__3f__20_4" style:display-name="?????? 4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32pt" fo:font-style="normal" fo:text-shadow="none" style:text-underline-style="none" fo:font-weight="normal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/>
    </style:style>
    <style:style style:name="_3f__3f__3f__3f__3f__3f__20_5" style:display-name="?????? 5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32pt" fo:font-style="normal" fo:text-shadow="none" style:text-underline-style="none" fo:font-weight="normal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/>
    </style:style>
    <style:style style:name="_3f__3f__3f__3f__3f__3f__20_6" style:display-name="?????? 6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32pt" fo:font-style="normal" fo:text-shadow="none" style:text-underline-style="none" fo:font-weight="normal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/>
    </style:style>
    <style:style style:name="_3f__3f__3f__3f__3f__3f__20_7" style:display-name="?????? 7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32pt" fo:font-style="normal" fo:text-shadow="none" style:text-underline-style="none" fo:font-weight="normal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/>
    </style:style>
    <style:style style:name="_3f__3f__3f__3f__3f__3f__20_8" style:display-name="?????? 8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32pt" fo:font-style="normal" fo:text-shadow="none" style:text-underline-style="none" fo:font-weight="normal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/>
    </style:style>
    <style:style style:name="_3f__3f__3f__3f__3f__3f__20_9" style:display-name="?????? 9" style:family="graphic">
      <style:paragraph-properties fo:margin-left="0cm" fo:margin-right="0cm" fo:margin-top="0cm" fo:margin-bottom="0cm" fo:text-align="start" fo:text-indent="-1.058cm" style:text-autospace="none"/>
      <style:text-properties fo:color="#000000" style:text-outline="false" style:text-line-through-style="none" fo:font-family="HG-MinchoL-Sun" style:font-family-generic="modern" style:font-pitch="fixed" fo:font-size="32pt" fo:font-style="normal" fo:text-shadow="none" style:text-underline-style="none" fo:font-weight="normal" style:font-family-asian="HG-MinchoL-Sun" style:font-family-generic-asian="modern" style:font-pitch-asian="fixed" style:font-size-asian="32pt" style:font-style-asian="normal" style:font-weight-asian="normal" style:font-family-complex="HG-MinchoL-Sun" style:font-family-generic-complex="modern" style:font-pitch-complex="fixed" style:font-size-complex="32pt" style:font-style-complex="normal" style:font-weight-complex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32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HG-MinchoL-Sun" style:font-style-name="Standard" style:font-family-generic="modern" style:font-pitch="fixed" fo:font-size="32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HG-MinchoL-Sun" style:font-style-name="Fett" style:font-family-generic="modern" style:font-pitch="fixed" fo:font-size="44pt" fo:font-style="normal" fo:text-shadow="none" style:text-underline-style="none" fo:font-weight="bold" style:font-family-asian="HG-MinchoL-Sun" style:font-style-name-asian="Fett" style:font-family-generic-asian="modern" style:font-pitch-asian="fixed" style:font-size-asian="44pt" style:language-asian="ja" style:country-asian="JP" style:font-style-asian="normal" style:font-weight-asian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opacity-name="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1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dc:title>渋好み</dc:title>
    <dc:description>地味な灰色の背景</dc:description>
    <meta:creation-date>2013-01-13T09:11:27</meta:creation-date>
    <dc:language>ja-JP</dc:language>
    <meta:editing-cycles>15</meta:editing-cycles>
    <meta:editing-duration>P1DT1H11M37S</meta:editing-duration>
    <dc:date>2013-01-20T10:09:48</dc:date>
    <meta:document-statistic meta:object-count="77"/>
    <meta:user-defined meta:name="Info 0"/>
    <meta:user-defined meta:name="Info 1"/>
    <meta:user-defined meta:name="Info 2"/>
    <meta:user-defined meta:name="Info 3"/>
    <meta:template xlink:type="simple" xlink:actuate="onRequest" xlink:title="渋好み" xlink:href="../../../../../../Applications/OpenOffice.org.app/Contents/basis-link/share/template/ja/layout/lyt-cool.otp"/>
  </office:meta>
</office:document-meta>
</file>